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Tahom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HTML_20_Preformatted">
      <style:text-properties officeooo:paragraph-rsid="001e943c"/>
    </style:style>
    <style:style style:name="P2" style:family="paragraph" style:parent-style-name="HTML_20_Preformatted">
      <style:text-properties fo:color="#333333" style:font-name="Liberation Sans" fo:font-size="10.5pt" officeooo:paragraph-rsid="00200a21" style:font-name-asian="Liberation Sans" style:font-size-asian="10.5pt" style:font-size-complex="10.5pt"/>
    </style:style>
    <style:style style:name="P3" style:family="paragraph" style:parent-style-name="HTML_20_Preformatted">
      <style:text-properties fo:color="#000000" style:font-name="Liberation Sans" fo:font-size="10.5pt" fo:font-weight="bold" officeooo:paragraph-rsid="001e943c" style:font-name-asian="Liberation Sans" style:font-size-asian="10.5pt" style:font-weight-asian="bold" style:font-size-complex="10.5pt"/>
    </style:style>
    <style:style style:name="P4" style:family="paragraph" style:parent-style-name="HTML_20_Preformatted">
      <style:text-properties fo:color="#000000" style:font-name="Liberation Sans" fo:font-size="10.5pt" officeooo:paragraph-rsid="001e943c" style:font-name-asian="Liberation Sans" style:font-size-asian="10.5pt" style:font-size-complex="10.5pt"/>
    </style:style>
    <style:style style:name="P5" style:family="paragraph" style:parent-style-name="HTML_20_Preformatted">
      <style:text-properties fo:color="#000000" style:font-name="Liberation Sans" fo:font-size="10.5pt" officeooo:rsid="002b3ea6" officeooo:paragraph-rsid="002b3ea6" style:font-name-asian="Liberation Sans" style:font-size-asian="10.5pt" style:font-size-complex="10.5pt"/>
    </style:style>
    <style:style style:name="P6" style:family="paragraph" style:parent-style-name="HTML_20_Preformatted">
      <style:text-properties fo:color="#000000" style:font-name="Liberation Sans" fo:font-size="10.5pt" officeooo:paragraph-rsid="001e943c" fo:background-color="#fefef2" style:font-name-asian="Liberation Sans" style:font-size-asian="10.5pt" style:font-size-complex="10.5pt"/>
    </style:style>
    <style:style style:name="P7" style:family="paragraph" style:parent-style-name="HTML_20_Preformatted">
      <style:text-properties fo:color="#000000" style:font-name="Liberation Sans" fo:font-size="9pt" officeooo:paragraph-rsid="001e943c" style:font-name-asian="Liberation Sans" style:font-size-asian="9pt" style:font-size-complex="9pt"/>
    </style:style>
    <style:style style:name="P8" style:family="paragraph" style:parent-style-name="HTML_20_Preformatted">
      <style:text-properties fo:color="#000000" style:font-name="Liberation Sans" fo:font-weight="bold" officeooo:paragraph-rsid="001e943c" style:font-name-asian="Liberation Sans" style:font-weight-asian="bold"/>
    </style:style>
    <style:style style:name="P9" style:family="paragraph" style:parent-style-name="HTML_20_Preformatted">
      <style:text-properties fo:color="#ff0000" style:font-name="Liberation Sans" fo:font-size="10.5pt" officeooo:paragraph-rsid="001e943c" style:font-name-asian="Liberation Sans" style:font-size-asian="10.5pt" style:font-name-complex="Consolas1" style:font-size-complex="10.5pt"/>
    </style:style>
    <style:style style:name="P10" style:family="paragraph" style:parent-style-name="HTML_20_Preformatted">
      <style:text-properties fo:color="#ff0000" style:font-name="Liberation Sans" fo:font-size="15pt" fo:font-weight="bold" officeooo:paragraph-rsid="001e943c" style:font-name-asian="Liberation Sans" style:font-size-asian="15pt" style:font-weight-asian="bold" style:font-size-complex="15pt"/>
    </style:style>
    <style:style style:name="P11" style:family="paragraph" style:parent-style-name="HTML_20_Preformatted">
      <style:text-properties style:font-name="Liberation Sans" officeooo:paragraph-rsid="00200a21" style:font-name-asian="Liberation Sans"/>
    </style:style>
    <style:style style:name="P12" style:family="paragraph" style:parent-style-name="HTML_20_Preformatted">
      <style:text-properties style:font-name="Liberation Sans" officeooo:paragraph-rsid="001e943c" style:font-name-asian="Liberation Sans"/>
    </style:style>
    <style:style style:name="P13" style:family="paragraph" style:parent-style-name="HTML_20_Preformatted">
      <style:paragraph-properties>
        <style:tab-stops>
          <style:tab-stop style:position="0.3437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Liberation Sans" officeooo:paragraph-rsid="001e943c" style:font-name-asian="Liberation Sans"/>
    </style:style>
    <style:style style:name="P14" style:family="paragraph" style:parent-style-name="HTML_20_Preformatted">
      <style:text-properties style:font-name="Liberation Sans" fo:font-size="10.5pt" officeooo:paragraph-rsid="001e943c" style:font-name-asian="Liberation Sans" style:font-size-asian="10.5pt" style:font-size-complex="10.5pt"/>
    </style:style>
    <style:style style:name="P15" style:family="paragraph" style:parent-style-name="HTML_20_Preformatted">
      <style:text-properties style:font-name="Liberation Sans" fo:font-size="10.5pt" officeooo:rsid="002767c5" officeooo:paragraph-rsid="002767c5" style:font-name-asian="Liberation Sans" style:font-size-asian="10.5pt" style:font-size-complex="10.5pt"/>
    </style:style>
    <style:style style:name="P16" style:family="paragraph" style:parent-style-name="HTML_20_Preformatted">
      <style:text-properties style:font-name="Liberation Sans" fo:font-size="10.5pt" officeooo:paragraph-rsid="001e943c" style:font-name-asian="Liberation Sans" style:font-size-asian="10.5pt" style:font-name-complex="Consolas1" style:font-size-complex="10.5pt"/>
    </style:style>
    <style:style style:name="P17" style:family="paragraph" style:parent-style-name="HTML_20_Preformatted">
      <style:text-properties style:font-name="Liberation Sans" fo:font-size="10.5pt" fo:font-weight="bold" officeooo:paragraph-rsid="001e943c" style:font-name-asian="Liberation Sans" style:font-size-asian="10.5pt" style:font-weight-asian="bold" style:font-name-complex="Consolas1" style:font-size-complex="10.5pt"/>
    </style:style>
    <style:style style:name="P18" style:family="paragraph" style:parent-style-name="Standard">
      <style:text-properties fo:color="#ff0000" style:font-name="Liberation Sans" fo:font-size="15pt" officeooo:paragraph-rsid="001e943c" style:font-name-asian="Liberation Sans" style:font-size-asian="15pt" style:font-size-complex="15pt"/>
    </style:style>
    <style:style style:name="P19" style:family="paragraph" style:parent-style-name="Standard">
      <style:text-properties fo:color="#ff0000" style:font-name="Liberation Sans" fo:font-size="10.5pt" officeooo:paragraph-rsid="001e943c" style:font-name-asian="Liberation Sans" style:font-size-asian="10.5pt" style:font-name-complex="Consolas1" style:font-size-complex="10.5pt"/>
    </style:style>
    <style:style style:name="P20" style:family="paragraph" style:parent-style-name="Standard">
      <style:paragraph-properties fo:text-align="start" style:justify-single-word="false" fo:orphans="2" fo:widows="2" fo:hyphenation-ladder-count="no-limit"/>
      <style:text-properties fo:color="#00000a" style:font-name="Liberation Sans" fo:font-size="12pt" officeooo:paragraph-rsid="001e943c" style:font-name-asian="Liberation Sans" style:font-size-asian="12pt" style:font-name-complex="宋体1" style:font-size-complex="12pt" fo:hyphenate="true" fo:hyphenation-remain-char-count="2" fo:hyphenation-push-char-count="2"/>
    </style:style>
    <style:style style:name="P21" style:family="paragraph" style:parent-style-name="Standard">
      <loext:graphic-properties draw:fill="solid" draw:fill-color="#f6f8fa"/>
      <style:paragraph-properties fo:text-align="start" style:justify-single-word="false" fo:orphans="2" fo:widows="2" fo:hyphenation-ladder-count="no-limit" fo:background-color="#f6f8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92e" style:font-name="Liberation Sans" fo:font-size="10pt" officeooo:paragraph-rsid="001e943c" style:font-name-asian="Liberation Sans" style:font-size-asian="10pt" style:font-name-complex="宋体1" style:font-size-complex="10pt" loext:padding="0in" loext:border="none" fo:hyphenate="true" fo:hyphenation-remain-char-count="2" fo:hyphenation-push-char-count="2"/>
    </style:style>
    <style:style style:name="P22" style:family="paragraph" style:parent-style-name="Standard">
      <style:text-properties style:font-name="Liberation Sans" style:font-name-asian="Liberation Sans"/>
    </style:style>
    <style:style style:name="P23" style:family="paragraph" style:parent-style-name="Standard">
      <style:text-properties style:font-name="Liberation Sans" officeooo:paragraph-rsid="001e943c" style:font-name-asian="Liberation Sans"/>
    </style:style>
    <style:style style:name="P24" style:family="paragraph" style:parent-style-name="Standard">
      <style:text-properties style:font-name="Liberation Sans" officeooo:paragraph-rsid="001e943c" style:font-name-asian="Liberation Sans" style:font-size-complex="10.5pt"/>
    </style:style>
    <style:style style:name="P25" style:family="paragraph" style:parent-style-name="Standard">
      <style:text-properties style:font-name="Liberation Sans" officeooo:paragraph-rsid="00259463" style:font-name-asian="Liberation Sans" style:font-size-complex="10.5pt"/>
    </style:style>
    <style:style style:name="P26" style:family="paragraph" style:parent-style-name="Standard">
      <style:text-properties style:font-name="Liberation Sans" officeooo:paragraph-rsid="00259463" style:font-name-asian="Liberation Sans"/>
    </style:style>
    <style:style style:name="P27" style:family="paragraph" style:parent-style-name="Standard">
      <style:text-properties style:font-name="Liberation Sans" fo:font-weight="bold" officeooo:paragraph-rsid="001e943c" style:font-name-asian="Liberation Sans" style:font-weight-asian="bold" style:font-size-complex="10.5pt"/>
    </style:style>
    <style:style style:name="P28" style:family="paragraph" style:parent-style-name="Standard">
      <style:text-properties style:font-name="Liberation Sans" fo:font-size="12pt" officeooo:paragraph-rsid="001e943c" style:font-name-asian="Liberation Sans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02b07db" style:font-name-asian="Liberation Sans" style:font-size-asian="12pt" style:font-size-complex="12pt"/>
    </style:style>
    <style:style style:name="P30" style:family="paragraph" style:parent-style-name="List_20_Paragraph">
      <style:paragraph-properties fo:margin-left="0.25in" fo:margin-right="0in" fo:text-indent="0in" style:auto-text-indent="false"/>
      <style:text-properties style:font-name="Liberation Sans" officeooo:paragraph-rsid="001e943c" style:font-name-asian="Liberation Sans" style:font-size-complex="10.5pt"/>
    </style:style>
    <style:style style:name="P31" style:family="paragraph" style:parent-style-name="HTML_20_Preformatted">
      <style:paragraph-properties fo:margin-left="0in" fo:margin-right="0in" fo:text-indent="0.2917in" style:auto-text-indent="false"/>
      <style:text-properties fo:color="#000000" style:font-name="Liberation Sans" fo:font-size="10.5pt" officeooo:paragraph-rsid="001e943c" style:font-name-asian="Liberation Sans" style:font-size-asian="10.5pt" style:font-size-complex="10.5pt"/>
    </style:style>
    <style:style style:name="P32" style:family="paragraph" style:parent-style-name="Heading_20_1">
      <style:text-properties style:font-name="Liberation Sans" officeooo:paragraph-rsid="001e943c" style:font-name-asian="Liberation Sans"/>
    </style:style>
    <style:style style:name="P33" style:family="paragraph" style:parent-style-name="Standard" style:master-page-name="Standard">
      <style:paragraph-properties style:page-number="auto"/>
      <style:text-properties fo:color="#ff0000" style:font-name="Liberation Sans" fo:font-size="15pt" officeooo:paragraph-rsid="001e943c" style:font-name-asian="Liberation Sans" style:font-size-asian="15pt" style:font-size-complex="15pt"/>
    </style:style>
    <style:style style:name="P34" style:family="paragraph" style:parent-style-name="Standard">
      <style:text-properties style:font-name="Liberation Sans" style:font-name-asian="Liberation Sans"/>
    </style:style>
    <style:style style:name="P35" style:family="paragraph" style:parent-style-name="Standard">
      <style:text-properties style:font-name="Liberation Sans" officeooo:paragraph-rsid="001e943c" style:font-name-asian="Liberation Sans" style:font-size-complex="10.5pt"/>
    </style:style>
    <style:style style:name="P36" style:family="paragraph" style:parent-style-name="Standard">
      <style:text-properties style:font-name="Liberation Sans" officeooo:paragraph-rsid="00388e79"/>
    </style:style>
    <style:style style:name="P3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P39" style:family="paragraph" style:parent-style-name="HTML_20_Preformatted">
      <style:text-properties fo:color="#000000" style:font-name="Liberation Sans" fo:font-size="10.5pt" officeooo:paragraph-rsid="001e943c" style:font-name-asian="Liberation Sans" style:font-size-asian="10.5pt" style:font-size-complex="10.5pt"/>
    </style:style>
    <style:style style:name="P40" style:family="paragraph" style:parent-style-name="HTML_20_Preformatted">
      <style:text-properties fo:color="#000000" style:font-name="Liberation Sans" fo:font-size="10.5pt" officeooo:rsid="002b3ea6" officeooo:paragraph-rsid="00352cdc" style:font-name-asian="Liberation Sans" style:font-size-asian="10.5pt" style:font-size-complex="10.5pt"/>
    </style:style>
    <style:style style:name="P41" style:family="paragraph" style:parent-style-name="HTML_20_Preformatted">
      <style:text-properties fo:color="#000000" style:font-name="Liberation Sans" fo:font-size="10.5pt" officeooo:paragraph-rsid="00352cdc" style:font-name-asian="Liberation Sans" style:font-size-asian="10.5pt" style:font-size-complex="10.5pt"/>
    </style:style>
    <style:style style:name="P42" style:family="paragraph" style:parent-style-name="Heading_20_1">
      <style:text-properties fo:color="#000000" style:font-name="Liberation Sans" fo:font-size="10.5pt" officeooo:paragraph-rsid="002b3ea6" style:font-name-asian="Liberation Sans" style:font-size-asian="10.5pt" style:font-size-complex="10.5pt"/>
    </style:style>
    <style:style style:name="P43" style:family="paragraph" style:parent-style-name="Heading_20_1">
      <style:text-properties fo:color="#000000" style:font-name="Liberation Sans" fo:font-size="10.5pt" officeooo:rsid="002b3ea6" officeooo:paragraph-rsid="00352cdc" style:font-name-asian="Liberation Sans" style:font-size-asian="10.5pt" style:font-size-complex="10.5pt"/>
    </style:style>
    <style:style style:name="T1" style:family="text">
      <style:text-properties fo:color="#ff0000" fo:font-size="10.5pt" style:font-size-asian="10.5pt" style:font-name-complex="Consolas1" style:font-size-complex="10.5pt"/>
    </style:style>
    <style:style style:name="T2" style:family="text">
      <style:text-properties style:font-size-complex="10.5pt"/>
    </style:style>
    <style:style style:name="T3" style:family="text">
      <style:text-properties fo:color="#000000" fo:font-size="10.5pt" fo:font-weight="bold" style:font-size-asian="10.5pt" style:font-weight-asian="bold" style:font-size-complex="10.5pt"/>
    </style:style>
    <style:style style:name="T4" style:family="text">
      <style:text-properties fo:color="#000000" fo:font-size="10.5pt" style:font-size-asian="10.5pt" style:font-size-complex="10.5pt"/>
    </style:style>
    <style:style style:name="T5" style:family="text">
      <style:text-properties fo:color="#000000" fo:font-size="10.5pt" fo:background-color="#ffff00" loext:char-shading-value="0" style:font-size-asian="10.5pt" style:font-size-complex="10.5pt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color="#000000" style:font-name-complex="Consolas1" style:font-size-complex="10.5pt"/>
    </style:style>
    <style:style style:name="T8" style:family="text">
      <style:text-properties fo:color="#000000" style:font-name="Liberation Sans" fo:font-size="10.5pt" style:font-name-asian="Liberation Sans" style:font-size-asian="10.5pt" style:font-size-complex="10.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style:font-size-asian="10.5pt" style:font-name-complex="Consolas1" style:font-size-complex="10.5pt"/>
    </style:style>
    <style:style style:name="T11" style:family="text">
      <style:text-properties fo:font-size="10.5pt" fo:background-color="#ffff00" loext:char-shading-value="0" style:font-size-asian="10.5pt" style:font-size-complex="10.5pt"/>
    </style:style>
    <style:style style:name="T12" style:family="text">
      <style:text-properties fo:color="#333333" fo:font-size="10.5pt" style:font-size-asian="10.5pt" style:font-size-complex="10.5pt"/>
    </style:style>
    <style:style style:name="T13" style:family="text">
      <style:text-properties style:font-name="Liberation Sans" fo:font-size="10.5pt" style:font-name-asian="Liberation Sans" style:font-size-asian="10.5pt" style:font-size-complex="10.5pt"/>
    </style:style>
    <style:style style:name="T14" style:family="text">
      <style:text-properties officeooo:rsid="003384ba"/>
    </style:style>
    <style:style style:name="T15" style:family="text"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T16" style:family="text">
      <style:text-properties style:font-name-asian="Liberation Sans"/>
    </style:style>
    <style:style style:name="T17" style:family="text">
      <style:text-properties officeooo:rsid="00388e79" style:font-name-asian="Liberation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第一部分，准备材料（NVIDIA官网下载）：</text:p>
      <text:p text:style-name="P24">显卡驱动NVIDIA-Linux-x86_64-367.44.run</text:p>
      <text:p text:style-name="P24"/>
      <text:p text:style-name="P24">Cuda8.0cuda_8.0.27_linux.run</text:p>
      <text:p text:style-name="P23">网址：https://developer.nvidia.com/cuda-downloads</text:p>
      <text:p text:style-name="P24"/>
      <text:p text:style-name="P24">Cudnncudnn-7.0-linux-x64-v4.0-prod.tgz</text:p>
      <text:p text:style-name="P23">网址：https://developer.nvidia.com/cudnn</text:p>
      <text:p text:style-name="P18">第二部分，安装步骤</text:p>
      <text:p text:style-name="P27">2.1系统安装</text:p>
      <text:p text:style-name="P30">系统选择ubuntu1<text:span text:style-name="T14">6</text:span>.04，下载后ultrISO制作到U盘安装，不细说了。关闭系统更新。</text:p>
      <text:p text:style-name="P30"/>
      <text:p text:style-name="P27">2.2、安装依赖</text:p>
      <text:p text:style-name="P25">安装编译工具：</text:p>
      <text:p text:style-name="P26"><text:span text:style-name="T2"><text:tab/>$</text:span><text:span text:style-name="T7">sudo apt-get install build-essential</text:span></text:p>
      <text:p text:style-name="P24"><text:s text:c="14"/>$sudo apt-get install cmake git</text:p>
      <text:p text:style-name="P24"><text:s text:c="14"/>$sudo apt-get update</text:p>
      <text:p text:style-name="P11"><text:span text:style-name="T9">安装依赖项：</text:span><text:span text:style-name="T12"> </text:span></text:p>
      <text:p text:style-name="P2">$sudo apt-get install libprotobuf-dev libleveldb-dev libsnappy-dev libopencv-dev libhdf5-serial-dev protobuf-compiler</text:p>
      <text:p text:style-name="P22">sudo apt-get install --no-install-recommends libboost-all-dev</text:p>
      <text:p text:style-name="P22">sudo apt-get install libopenblas-dev liblapack-dev libatlas-base-dev</text:p>
      <text:p text:style-name="P22">sudo apt-get install libgflags-dev libgoogle-glog-dev liblmdb-dev</text:p>
      <text:p text:style-name="P28">sudo apt install libhdf5-serial-dev</text:p>
      <text:p text:style-name="P29">sudo apt-get install python-numpy python-scipy python-matplotlib</text:p>
      <text:p text:style-name="P3">2.<text:span text:style-name="T14">3</text:span>、显卡驱动安装</text:p>
      <text:p text:style-name="P24"/>
      <text:p text:style-name="P20">sudo apt-get install nvidia-367</text:p>
      <text:p text:style-name="P7"/>
      <text:p text:style-name="P3">2.4、安装cuda8.0</text:p>
      <text:p text:style-name="P12"><text:span text:style-name="T6">进入</text:span><text:span text:style-name="T9">cuda_8.0.27_linux.run所在目录</text:span></text:p>
      <text:p text:style-name="P14">$cd /home/smith/Downloads</text:p>
      <text:p text:style-name="P14">$sudo chmod +x cuda_8.0.27_linux.run </text:p>
      <text:p text:style-name="P12"><text:span text:style-name="T4">$sudo ./</text:span><text:span text:style-name="T9">cuda_8.0.27_linux.run</text:span></text:p>
      <text:p text:style-name="P14"/>
      <text:p text:style-name="P14">按q键退出RELU文档，按照如下选择，显卡驱动一定要选n，不装</text:p>
      <text:p text:style-name="P14">Do you accept the previously read EULA?</text:p>
      <text:p text:style-name="P12"><text:span text:style-name="T9">accept/decline/quit: </text:span><text:span text:style-name="T11">accept</text:span></text:p>
      <text:p text:style-name="P14"/>
      <text:p text:style-name="P14">Install NVIDIA Accelerated Graphics Driver for Linux-x86_64 361.62?</text:p>
      <text:p text:style-name="P12"><text:span text:style-name="T9">(y)es/(n)o/(q)uit: </text:span><text:span text:style-name="T11">n</text:span></text:p>
      <text:p text:style-name="P14">Install the CUDA 8.0 Toolkit?</text:p>
      <text:p text:style-name="P12"><text:span text:style-name="T9">(y)es/(n)o/(q)uit: </text:span><text:span text:style-name="T11">y</text:span></text:p>
      <text:p text:style-name="P14">Enter Toolkit Location</text:p>
      <text:p text:style-name="P14">[ default is /usr/local/cuda-8.0 ]:</text:p>
      <text:p text:style-name="P14">Do you want to install a symbolic link at /usr/local/cuda?</text:p>
      <text:p text:style-name="P12"><text:span text:style-name="T9">(y)es/(n)o/(q)uit: </text:span><text:span text:style-name="T11">y</text:span></text:p>
      <text:p text:style-name="P14">Install the CUDA 8.0 Samples?</text:p>
      <text:p text:style-name="P12"><text:span text:style-name="T9">(y)es/(n)o/(q)uit: </text:span><text:span text:style-name="T11">y</text:span></text:p>
      <text:p text:style-name="P14">Enter CUDA Samples Location</text:p>
      <text:p text:style-name="P14">[ default is /home/zhou ]:</text:p>
      <text:p text:style-name="P14">Installing the CUDA Toolkit in /usr/local/cuda-8.0 …</text:p>
      <text:p text:style-name="P4"/>
      <text:p text:style-name="P4">完成后看到</text:p>
      <text:p text:style-name="P4">Driver: Not Selected</text:p>
      <text:p text:style-name="P4">Toolkit: Installed in /usr/local/cuda-8.0</text:p>
      <text:p text:style-name="P4"><text:soft-page-break/>Samples: Installed in /home/zhou, but missing recommended libraries</text:p>
      <text:p text:style-name="P4"/>
      <text:p text:style-name="P4">最后，配置环境变量，直接放在系统配置文件profile里面:</text:p>
      <text:p text:style-name="P4">$sudo gedit /etc/profile</text:p>
      <text:p text:style-name="P6">在最后面加入两行代码:</text:p>
      <text:p text:style-name="P4">export PATH=/usr/local/cuda-8.0/bin:$PATH</text:p>
      <text:p text:style-name="P4">export LD_LIBRARY_PATH=/usr/local/cuda-8.0/lib64:$LD_LIBRARY_PATH</text:p>
      <text:p text:style-name="P4">保存退出.</text:p>
      <text:h text:style-name="P42" text:outline-level="1"/>
      <text:p text:style-name="P4">执行：$sudo ldconfig</text:p>
      <text:p text:style-name="P4"/>
      <text:h text:style-name="P43" text:outline-level="1">若出现 /sbin/ldconfig.real: /usr/lib/nvidia-375/libEGL.so.1 不是符号连接</text:h>
      <text:p text:style-name="P40"/>
      <text:p text:style-name="P41">sudo mv /usr/lib/nvidia-375/libEGL.so.1 /usr/lib/nvidia-375/libEGL.so.1.org<text:line-break/>sudo mv /usr/lib32/nvidia-375/libEGL.so.1 /usr/lib32/nvidia-375/libEGL.so.1.org<text:line-break/>sudo ln -s /usr/lib/nvidia-375/libEGL.so.375.39 /usr/lib/nvidia-375/libEGL.so.1<text:line-break/>sudo ln -s /usr/lib32/nvidia-375/libEGL.so.375.39 /usr/lib32/nvidia-375/libEGL.so.1</text:p>
      <text:p text:style-name="P41"/>
      <text:p text:style-name="P4">此时，显卡驱动没装，等待下一步显卡驱动装好后检查cuda8.0是否装好。</text:p>
      <text:p text:style-name="P12"/>
      <text:p text:style-name="P4">关于卸载cuda：</text:p>
      <text:p text:style-name="P4">$cd /usr/local/cuda-8.0/bin</text:p>
      <text:p text:style-name="P4">$sudo ./uninstall_cuda_8.0.pl</text:p>
      <text:p text:style-name="P4"/>
      <text:p text:style-name="P4"/>
      <text:p text:style-name="P3">2.5、检查之前的安装</text:p>
      <text:p text:style-name="P4">此时在home目录下会出现文件夹NVIDIA_CUDA-8.0_Samples,打开终端，进入该目录:</text:p>
      <text:p text:style-name="P4">$sudo make –j8 <text:s/>#编译samples，我电脑8线程，全开编译</text:p>
      <text:p text:style-name="P4">等待2分钟左右，编译完成，执行下条指令：</text:p>
      <text:p text:style-name="P4">$sudo ./1_Utilities/deviceQuery/deviceQuery</text:p>
      <text:p text:style-name="P4">出现如下信息，cuda8.0安装成功（忘记截图了，下面信息是gtx670装cuda6.5的）</text:p>
      <text:p text:style-name="P4">./deviceQuery Starting... <text:s/></text:p>
      <text:p text:style-name="P4"><text:s text:c="2"/></text:p>
      <text:p text:style-name="P4"><text:s/>CUDA Device Query (Runtime API) version (CUDART static linking) <text:s/></text:p>
      <text:p text:style-name="P4"><text:s text:c="2"/></text:p>
      <text:p text:style-name="P4">Detected 1 CUDA Capable device(s) <text:s/></text:p>
      <text:p text:style-name="P4"><text:s text:c="2"/></text:p>
      <text:p text:style-name="P4">Device 0: "GeForce GTX 670" <text:s/></text:p>
      <text:p text:style-name="P4"><text:s text:c="2"/>CUDA Driver Version / Runtime Version <text:s text:c="9"/>6.5 / 6.5 <text:s/></text:p>
      <text:p text:style-name="P4"><text:s text:c="2"/>CUDA Capability Major/Minor version number: <text:s text:c="3"/>3.0 <text:s/></text:p>
      <text:p text:style-name="P4"><text:s text:c="2"/>Total amount of global memory: <text:s text:c="16"/>4095 MBytes (4294246400 bytes) <text:s/></text:p>
      <text:p text:style-name="P4"><text:s text:c="2"/>( 7) Multiprocessors, (192) CUDA Cores/MP: <text:s text:c="4"/>1344 CUDA Cores <text:s/></text:p>
      <text:p text:style-name="P4"><text:s text:c="2"/>GPU Clock rate: <text:s text:c="31"/>1098 MHz (1.10 GHz) <text:s/></text:p>
      <text:p text:style-name="P4"><text:s text:c="2"/>Memory Clock rate: <text:s text:c="28"/>3105 Mhz <text:s/></text:p>
      <text:p text:style-name="P4"><text:s text:c="2"/>Memory Bus Width: <text:s text:c="29"/>256-bit <text:s/></text:p>
      <text:p text:style-name="P4"><text:s text:c="2"/>L2 Cache Size: <text:s text:c="32"/>524288 bytes <text:s/></text:p>
      <text:p text:style-name="P4"><text:s text:c="2"/>Maximum Texture Dimension Size (x,y,z) <text:s text:c="8"/>1D=(65536), 2D=(65536, 65536), 3D=(4096, 4096, 4096) <text:s/></text:p>
      <text:p text:style-name="P4"><text:s text:c="2"/>Maximum Layered 1D Texture Size, (num) layers <text:s/>1D=(16384), 2048 layers <text:s/></text:p>
      <text:p text:style-name="P4"><text:s text:c="2"/>Maximum Layered 2D Texture Size, (num) layers <text:s/>2D=(16384, 16384), 2048 layers <text:s/></text:p>
      <text:p text:style-name="P4"><text:s text:c="2"/>Total amount of constant memory: <text:s text:c="14"/>65536 bytes <text:s/></text:p>
      <text:p text:style-name="P4"><text:s text:c="2"/>Total amount of shared memory per block: <text:s text:c="6"/>49152 bytes <text:s/></text:p>
      <text:p text:style-name="P4"><text:s text:c="2"/>Total number of registers available per block: 65536 <text:s/></text:p>
      <text:p text:style-name="P4"><text:s text:c="2"/>Warp size: <text:s text:c="36"/>32 <text:s/></text:p>
      <text:p text:style-name="P4"><text:s text:c="2"/>Maximum number of threads per multiprocessor: <text:s/>2048 <text:s/></text:p>
      <text:p text:style-name="P4"><text:s text:c="2"/>Maximum number of threads per block: <text:s text:c="10"/>1024 <text:s/></text:p>
      <text:p text:style-name="P4"><text:s text:c="2"/>Max dimension size of a thread block (x,y,z): (1024, 1024, 64) <text:s/></text:p>
      <text:p text:style-name="P4"><text:s text:c="2"/>Max dimension size of a grid size <text:s text:c="3"/>(x,y,z): (2147483647, 65535, 65535) <text:s/></text:p>
      <text:p text:style-name="P4"><text:s text:c="2"/>Maximum memory pitch: <text:s text:c="25"/>2147483647 bytes <text:s/></text:p>
      <text:p text:style-name="P4"><text:s text:c="2"/>Texture alignment: <text:s text:c="28"/>512 bdeclared as function returning an arrayytes <text:s/></text:p>
      <text:p text:style-name="P4"><text:soft-page-break/><text:s text:c="2"/>Concurrent copy and kernel execution: <text:s text:c="9"/>Yes with 1 copy engine(s) <text:s/></text:p>
      <text:p text:style-name="P4"><text:s text:c="2"/>Run time limit on kernels: <text:s text:c="20"/>Yes <text:s/></text:p>
      <text:p text:style-name="P4"><text:s text:c="2"/>Integrated GPU sharing Host Memory: <text:s text:c="11"/>No <text:s/></text:p>
      <text:p text:style-name="P4"><text:s text:c="2"/>Support host page-locked memory mapping: <text:s text:c="6"/>Yes <text:s/></text:p>
      <text:p text:style-name="P4"><text:s text:c="2"/>Alignment requirement for Surfaces: <text:s text:c="11"/>Yes <text:s/></text:p>
      <text:p text:style-name="P4"><text:s text:c="2"/>Device has ECC support: <text:s text:c="23"/>Disabled <text:s/></text:p>
      <text:p text:style-name="P4"><text:s text:c="2"/>Device supports Unified Addressing (UVA): <text:s text:c="5"/>Yes <text:s/></text:p>
      <text:p text:style-name="P4"><text:s text:c="2"/>Device PCI Bus ID / PCI location ID: <text:s text:c="10"/>1 / 0 <text:s/></text:p>
      <text:p text:style-name="P4"><text:s text:c="2"/>Compute Mode: <text:s/></text:p>
      <text:p text:style-name="P4"><text:s text:c="5"/>&lt; Default (multiple host threads can use ::cudaSetDevice() with device simultaneously) &gt; <text:s/></text:p>
      <text:p text:style-name="P4"><text:s text:c="2"/></text:p>
      <text:p text:style-name="P4">deviceQuery, CUDA Driver = CUDART, CUDA Driver Version = 6.5, CUDA Runtime Version = 6.5, NumDevs = 1, Device0 = GeForce GTX 670 <text:s/></text:p>
      <text:p text:style-name="P4">Result = PASS</text:p>
      <text:p text:style-name="P4">可以看到，最后出现了PASS，安装cuda完成。</text:p>
      <text:p text:style-name="P4"/>
      <text:h text:style-name="P32" text:outline-level="1">2.6、CUDNN安装</text:h>
      <text:p text:style-name="P31">需要说明的是，我安装的是V4.0，之前安装的V5.0，发现GPU可以运行别人训练好的网络，但不能训练自己的网络，在产生随机数时发生了库函数无法打开内核的情况，无奈保险起见重装了系统，踩过的最郁闷的坑。。。</text:p>
      <text:p text:style-name="P12"><text:span text:style-name="T4">$tar -zxvf c</text:span><text:span text:style-name="T9">udnn-7.0-linux-x64-v4.0-prod.tgz</text:span><text:span text:style-name="T4"> <text:s/></text:span></text:p>
      <text:p text:style-name="P4">$cd cuda </text:p>
      <text:p text:style-name="P4">$sudo cp lib64/lib* /usr/local/cuda/lib64/ <text:s/></text:p>
      <text:p text:style-name="P4">$sudo cp include/cudnn.h /usr/local/cuda/include/</text:p>
      <text:p text:style-name="P4">更新软连接：</text:p>
      <text:p text:style-name="P4">$cd /usr/local/cuda/lib64/</text:p>
      <text:p text:style-name="P12"><text:span text:style-name="T4">$</text:span><text:span text:style-name="T5">sudo chmod +r libcudnn.so.5.1.5 </text:span></text:p>
      <text:p text:style-name="P13"><text:span text:style-name="T4">$</text:span><text:span text:style-name="T5">sudo ln -sf libcudnn.so.5.1.5 libcudnn.so.5</text:span></text:p>
      <text:p text:style-name="P4">$sudo ln -sf libcudnn.so.5 libcudnn.so</text:p>
      <text:p text:style-name="P4">更新设置：</text:p>
      <text:p text:style-name="P4">$sudo ldconfig</text:p>
      <text:p text:style-name="P4"/>
      <text:h text:style-name="P32" text:outline-level="1">2.7 opencv安装</text:h>
      <text:p text:style-name="P4"/>
      <text:p text:style-name="P1"><text:span text:style-name="T8">进入这个网址下载文件</text:span><text:a xlink:type="simple" xlink:href="https://github.com/jayrambhia/Install-OpenCV" text:style-name="Internet_20_link" text:visited-style-name="Visited_20_Internet_20_Link"><text:span text:style-name="T13">https://github.com/jayrambhia/Install-OpenCV</text:span></text:a></text:p>
      <text:p text:style-name="P4">解压后 进入其目录</text:p>
      <text:p text:style-name="P21">cd Ubuntu</text:p>
      <text:p text:style-name="P21">chmod +x * </text:p>
      <text:p text:style-name="P21">./opencv_latest.sh</text:p>
      <text:p text:style-name="P4"/>
      <text:p text:style-name="P4"/>
      <text:p text:style-name="P8">2.8拉取caffe源码</text:p>
      <text:p text:style-name="P1"><text:span text:style-name="T8">git clone </text:span><text:a xlink:type="simple" xlink:href="https://github.com/BVLC/caffe.git" text:style-name="Internet_20_link" text:visited-style-name="Visited_20_Internet_20_Link"><text:span text:style-name="Internet_20_link"><text:span text:style-name="T13">https://github.com/BVLC/caffe.git</text:span></text:span></text:a></text:p>
      <text:p text:style-name="P4"/>
      <text:p text:style-name="P12"><text:span text:style-name="T3">2.9安装python的pip和easy_install，方便安装软件包</text:span><text:span text:style-name="T4">（超慢的下载。。。）</text:span></text:p>
      <text:p text:style-name="P4">sudo wget --no-check-certificate https://bootstrap.pypa.io/ez_setup.py </text:p>
      <text:p text:style-name="P4">sudo python ez_setup.py --insecure</text:p>
      <text:p text:style-name="P4">wget https://bootstrap.pypa.io/get-pip.py</text:p>
      <text:p text:style-name="P4">sudo python get-pip.py</text:p>
      <text:p text:style-name="P4"/>
      <text:p text:style-name="P3">2.10.安装python依赖(路径根据自己的目录可能要调一下)</text:p>
      <text:p text:style-name="P4">cd caffe/python</text:p>
      <text:p text:style-name="P4"/>
      <text:p text:style-name="P4">sudo su</text:p>
      <text:p text:style-name="P4">for req in $(cat requirements.txt); do pip install $req; done</text:p>
      <text:p text:style-name="P4">这步安装也有点慢，别急，等会儿，先去干点别的 ^_^(干点别的回来还没好。。。)</text:p>
      <text:p text:style-name="P4"/>
      <text:p text:style-name="P3">2.11.编辑caffe所需的Makefile文件，配置</text:p>
      <text:p text:style-name="P4"/>
      <text:p text:style-name="P4">cd caffe </text:p>
      <text:p text:style-name="P4"><text:soft-page-break/>cp Makefile.config.example Makefile.config </text:p>
      <text:p text:style-name="P4">sudo gedit Makefile.config </text:p>
      <text:p text:style-name="P12"><text:span text:style-name="T4">Makefile.config里面有依赖库的路径，及各种编译配置,取消USE_CUDNN := 1的注释，开</text:span><text:span text:style-name="T9">启GPU，</text:span><text:span text:style-name="T10">USE_LMDB := 1</text:span></text:p>
      <text:p text:style-name="P9">配置运行环境，调用CUDA库，在/etc/ld.so.conf.d目录新建caffe.conf,</text:p>
      <text:p text:style-name="P9">$sudo gedit /etc/ld.so.conf.d/caffe.conf</text:p>
      <text:p text:style-name="P9">添加：</text:p>
      <text:p text:style-name="P9">/usr/local/cuda/lib64</text:p>
      <text:p text:style-name="P9">保存退出，执行:</text:p>
      <text:p text:style-name="P12"><text:span text:style-name="T1">$</text:span><text:bookmark-start text:name="__DdeLink__263_307122694"/><text:span text:style-name="T1">sudo ldconfig</text:span><text:bookmark-end text:name="__DdeLink__263_307122694"/></text:p>
      <text:p text:style-name="P9"/>
      <text:p text:style-name="P19">"fatal error: hdf5.h: 没有那个文件或目录"</text:p>
      <text:p text:style-name="P22">解决办法：</text:p>
      <text:p text:style-name="P36"><text:span text:style-name="T16">step1:在Makefile.config文件的第85行,</text:span><text:span text:style-name="T17">将</text:span></text:p>
      <text:p text:style-name="P36"><text:span text:style-name="T15">INCLUDE_DIRS := $(PYTHON_INCLUDE) /usr/local/include</text:span></text:p>
      <text:p text:style-name="P37">LIBRARY_DIRS := $(PYTHON_LIB) /usr/local/lib /usr/lib</text:p>
      <text:p text:style-name="P38">修改为：</text:p>
      <text:p text:style-name="P37">INCLUDE_DIRS := $(PYTHON_INCLUDE) /usr/local/include /usr/include/hdf5/serial</text:p>
      <text:p text:style-name="P37">LIBRARY_DIRS := $(PYTHON_LIB) /usr/local/lib /usr/lib /usr/lib/x86_64-linux-gnu /usr/lib/x86_64-linux-gnu/hdf5/serial</text:p>
      <text:p text:style-name="P22"/>
      <text:p text:style-name="P22">stept2:在Makefile文件的第173行，把 hdf5_hl 和hdf5修改为hdf5_serial_hl 和 hdf5_serial，也就是把下面第一行代码改为第二行代码。</text:p>
      <text:p text:style-name="P22">将：</text:p>
      <text:p text:style-name="P22">LIBRARIES += glog gflags protobuf boost_system boost_filesystem m hdf5_hl hdf5</text:p>
      <text:p text:style-name="P22">改为：</text:p>
      <text:p text:style-name="P22">LIBRARIES += glog gflags protobuf boost_system boost_filesystem m hdf5_serial_hl hdf5_serial</text:p>
      <text:p text:style-name="P9"/>
      <text:p text:style-name="P9"/>
      <text:p text:style-name="P16"/>
      <text:p text:style-name="P17">2.12、编译caffe、pycaffe</text:p>
      <text:p text:style-name="P14">进入caffe根目录，</text:p>
      <text:p text:style-name="P12"><text:span text:style-name="T9">sudo </text:span><text:bookmark text:name="__DdeLink__832_1423463197"/><text:span text:style-name="T9">make –j8</text:span></text:p>
      <text:p text:style-name="P14"><text:s text:c="2"/>测试一下结果，</text:p>
      <text:p text:style-name="P14">sudo make test –j8</text:p>
      <text:p text:style-name="P14">sudo make runtest –j8</text:p>
      <text:p text:style-name="P14">(runtest中个别没通过没关系，不影响使用)</text:p>
      <text:p text:style-name="P14">make pycaffe</text:p>
      <text:p text:style-name="P15">make distribute</text:p>
      <text:p text:style-name="P14"/>
      <text:p text:style-name="P10">第三部分，拿cifar10测试下效果</text:p>
      <text:p text:style-name="P14">$cd /home/smith/caffe</text:p>
      <text:p text:style-name="P14">$sudo sh data/cifar10/get_cifar10.sh <text:s/>（脚本下载速度太慢，找个迅雷下载拷进来，再照脚本解压）</text:p>
      <text:p text:style-name="P14"># sudo sh examples/cifar10/create_cifar10.sh</text:p>
      <text:p text:style-name="P14"># sudo sh examples/cifar10/train_quick.sh</text:p>
      <text:p text:style-name="P14">下面，网络开始初始化、训练了，loss会开始下降，很快的就会出现优化完成。</text:p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Tahom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Heading_20_1" style:display-name="Heading 1" style:family="paragraph" style:default-outline-level="1" style:list-style-name="" style:class="text">
      <style:text-properties fo:color="#000000" fo:font-size="10.5pt" fo:font-weight="bold" style:font-size-asian="10.5pt" style:font-weight-asian="bold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6:54:01.534645820</meta:creation-date>
    <dc:date>2017-06-26T17:46:53.609989448</dc:date>
    <meta:editing-duration>PT1H4M1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4" meta:paragraph-count="179" meta:word-count="1463" meta:character-count="7138" meta:non-whitespace-character-count="6056"/>
  </office:meta>
</office:document-meta>
</file>